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ext-properties style:font-name="Arial" style:font-name-asian="Arial Unicode MS" style:font-name-complex="Arial Unicode MS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4"/>
        <table:table-column table:style-name="co2" table:default-cell-style-name="ce7"/>
        <table:table-column table:style-name="co2" table:default-cell-style-name="ce9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2" table:number-columns-repeated="1009" table:default-cell-style-name="ce4"/>
        <table:table-row table:style-name="ro3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5" office:value-type="string">
            <text:p>request_byte</text:p>
          </table:table-cell>
          <table:table-cell table:style-name="ce5" office:value-type="string">
            <text:p>request_byte</text:p>
          </table:table-cell>
          <table:table-cell table:style-name="ce5" office:value-type="string">
            <text:p>request_byte</text:p>
          </table:table-cell>
          <table:table-cell table:style-name="ce1" office:value-type="string">
            <text:p>answer_bytes</text:p>
          </table:table-cell>
          <table:table-cell table:style-name="ce5" office:value-type="string">
            <text:p>data_pos</text:p>
          </table:table-cell>
          <table:table-cell table:style-name="ce10" office:value-type="string">
            <text:p>coding</text:p>
          </table:table-cell>
          <table:table-cell table:style-name="ce5" office:value-type="string">
            <text:p>divider</text:p>
          </table:table-cell>
          <table:table-cell table:style-name="ce11" office:value-type="string">
            <text:p>comment</text:p>
          </table:table-cell>
          <table:table-cell table:style-name="ce11" office:value-type="string">
            <text:p>avail. values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>
            <text:p>CI-Parameter</text:p>
          </table:table-cell>
          <table:table-cell table:style-name="Default" table:number-columns-repeated="1023"/>
        </table:table-row>
        <table:table-row table:style-name="ro3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6" office:value-type="string">
            <text:p>0D</text:p>
          </table:table-cell>
          <table:table-cell table:style-name="ce6" office:value-type="string">
            <text:p>29</text:p>
          </table:table-cell>
          <table:table-cell table:style-name="ce6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6" office:value-type="string">
            <text:p>1</text:p>
          </table:table-cell>
          <table:table-cell office:value-type="string">
            <text:p>integer</text:p>
          </table:table-cell>
          <table:table-cell table:style-name="ce6"/>
          <table:table-cell table:style-name="ce12" office:value-type="string">
            <text:p>Hydraulikschema</text:p>
          </table:table-cell>
          <table:table-cell table:style-name="ce12"/>
          <table:table-cell table:style-name="ce3" table:number-columns-repeated="1009"/>
        </table:table-row>
        <table:table-row table:style-name="ro4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6" office:value-type="string">
            <text:p>0D</text:p>
          </table:table-cell>
          <table:table-cell table:style-name="ce6" office:value-type="string">
            <text:p>26</text:p>
          </table:table-cell>
          <table:table-cell table:style-name="ce6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6" office:value-type="string">
            <text:p>1</text:p>
          </table:table-cell>
          <table:table-cell office:value-type="string">
            <text:p>integer</text:p>
          </table:table-cell>
          <table:table-cell table:style-name="ce6"/>
          <table:table-cell table:style-name="ce12" office:value-type="string">
            <text:p>Sprachvariante</text:p>
          </table:table-cell>
          <table:table-cell table:style-name="ce12"/>
          <table:table-cell table:style-name="ce3" table:number-columns-repeated="1009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 office:value-type="string">
            <text:p>0C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Ferienzeitraum 1 Start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,3,4</text:p>
          </table:table-cell>
          <table:table-cell office:value-type="string">
            <text:p>integer</text:p>
          </table:table-cell>
          <table:table-cell/>
          <table:table-cell office:value-type="string">
            <text:p>Passwort Konfiguration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 office:value-type="string">
            <text:p>HK_sol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-Solltemperatur</text:p>
          </table:table-cell>
          <table:table-cell table:style-name="ce12"/>
          <table:table-cell table:style-name="ce3" table:number-columns-repeated="1009"/>
        </table:table-row>
        <table:table-row table:style-name="ro4">
          <table:table-cell office:value-type="string">
            <text:p>get</text:p>
          </table:table-cell>
          <table:table-cell office:value-type="string">
            <text:p>HK_V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Heizkreis-Vorlauftemperatur</text:p>
          </table:table-cell>
          <table:table-cell table:style-name="ce12"/>
          <table:table-cell table:style-name="ce3" table:number-columns-repeated="1009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zeit max. bei WW-Anforderung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 table:style-name="Default"/>
          <table:table-cell office:value-type="string">
            <text:p>WW-Zeit max. bei Heizanforderung</text:p>
          </table:table-cell>
          <table:table-cell table:style-name="Default"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Temperaturüberhöhung</text:p>
          </table:table-cell>
          <table:table-cell table:style-name="Default"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  <table:table-cell office:value-type="string">
            <text:p>97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Frostschutz-Verzögerung (Stunden)</text:p>
          </table:table-cell>
          <table:table-cell table:style-name="Default"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Temperaturfehlererkennung</text:p>
          </table:table-cell>
          <table:table-cell table:style-name="Default"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float" office:value="1.2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WW-Zeit max. bei Heizanforderung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anua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anuar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Februa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ce13" office:value-type="string">
            <text:p>Energie Februar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ärz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ärz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pril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pril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ai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ai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 table:style-name="Default"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ni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ni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li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li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ugust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ugust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Septembe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September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Oktobe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Oktober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Novembe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table:style-name="ce8"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November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Dezembe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Dezember Vorjahr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number-columns-repeated="2"/>
          <table:table-cell office:value-type="string">
            <text:p>Heizkreis - Ferientemperatur</text:p>
          </table:table-cell>
          <table:table-cell table:number-columns-repeated="1010"/>
        </table:table-row>
        <table:table-row table:style-name="ro2">
          <table:table-cell table:style-name="Default" table:number-columns-repeated="1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1" office:value-type="string">
            <text:p>post_value_bytes</text:p>
          </table:table-cell>
          <table:table-cell table:style-name="ce5" office:value-type="string">
            <text:p>coding</text:p>
          </table:table-cell>
          <table:table-cell table:style-name="ce10" office:value-type="string">
            <text:p>mulitplier</text:p>
          </table:table-cell>
          <table:table-cell table:style-name="ce5"/>
          <table:table-cell table:style-name="ce14" office:value-type="string">
            <text:p>Heizkurve 0,20 wird als 20 gesendet</text:p>
          </table:table-cell>
          <table:table-cell table:style-name="ce11" office:value-type="string">
            <text:p>avail. values</text:p>
          </table:table-cell>
          <table:table-cell table:style-name="ce1" table:number-columns-repeated="1009"/>
        </table:table-row>
        <table:table-row table:style-name="ro4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0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Kreis Typ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Raumsoll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Soll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Min. 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– Party-Modus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1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Raumsoll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2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reis Betriebsmodus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urv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5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Partymodus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6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WW Speicherlad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7</text:p>
          </table:table-cell>
          <table:table-cell table:number-columns-repeated="3"/>
          <table:table-cell office:value-type="string">
            <text:p>data1c</text:p>
          </table:table-cell>
          <table:table-cell table:number-columns-repeated="2"/>
          <table:table-cell office:value-type="string">
            <text:p>Quick – Sparen bis..</text:p>
          </table:table-cell>
          <table:table-cell office:value-type="string">
            <text:p>21.5 = 21:30 Uhr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I-Parameter</text:p>
          </table:table-cell>
          <table:table-cell table:number-columns-repeated="1023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table:style-name="ce12" office:value-type="string">
            <text:p>Sprachvariant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Ferienzeitraum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Passwort Konfiguration</text:p>
          </table:table-cell>
          <table:table-cell office:value-type="string">
            <text:p>1;0;0;0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zeit max. bei WW-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WW-Zeit max. bei Heiz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table:number-columns-repeated="4"/>
          <table:table-cell office:value-type="string">
            <text:p>Temperaturüberhöh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D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Frostschutz-Verzögerung (Stund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table:style-name="ce9" office:value-type="string">
            <text:p>integer</text:p>
          </table:table-cell>
          <table:table-cell table:style-name="Default"/>
          <table:table-cell/>
          <table:table-cell office:value-type="string">
            <text:p>Temperaturfehlererkenn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/>
          <table:table-cell table:style-name="ce9" office:value-type="string">
            <text:p>integer</text:p>
          </table:table-cell>
          <table:table-cell table:style-name="Default"/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string">
            <text:p>00 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.01.2013</text:date>, <text:time>21:27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01-01T21:27:01</dc:date>
    <dc:creator>Mirko Hirsch</dc:creator>
    <meta:editing-duration>PT7H31M45S</meta:editing-duration>
    <meta:editing-cycles>8</meta:editing-cycles>
    <meta:generator>OpenOffice.org/3.4.1$Unix OpenOffice.org_project/341m1$Build-9593</meta:generator>
    <meta:document-statistic meta:table-count="3" meta:cell-count="1106" meta:object-count="0"/>
  </office:meta>
</office:document-meta>
</file>